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bfae" officeooo:paragraph-rsid="000ebfae"/>
    </style:style>
    <style:style style:name="P2" style:family="paragraph" style:parent-style-name="Standard">
      <style:text-properties officeooo:rsid="00106716" officeooo:paragraph-rsid="00106716"/>
    </style:style>
    <style:style style:name="P3" style:family="paragraph" style:parent-style-name="Standard">
      <style:text-properties officeooo:rsid="00106716" officeooo:paragraph-rsid="00106716"/>
    </style:style>
    <style:style style:name="P4" style:family="paragraph" style:parent-style-name="Standard">
      <style:text-properties officeooo:rsid="001353f6" officeooo:paragraph-rsid="001353f6"/>
    </style:style>
    <style:style style:name="T1" style:family="text">
      <style:text-properties officeooo:rsid="00110631"/>
    </style:style>
    <style:style style:name="T2" style:family="text">
      <style:text-properties officeooo:rsid="001353f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>Для добавления нового шарда для хранения климатических данных по определенному году необходимо выполнить следующие действия:</text:p>
      <text:p text:style-name="P1"/>
      <text:p text:style-name="P1">1. Создать конфигурационный файл по шаблону файла conf.d/climatXXXX.conf, где ХХХХ — требуемый год.</text:p>
      <text:p text:style-name="P1"/>
      <text:p text:style-name="P1">2. Создать директорию /srv/mongodb/climatXXXX и сделать ее владельцем mongodb</text:p>
      <text:p text:style-name="P1"/>
      <text:p text:style-name="P2">3. Создать сценарий запуска по шаблону файла init.d/climat</text:p>
      <text:p text:style-name="P2"/>
      <text:p text:style-name="P2">4. Запустить шард с помощью команды /etc/init.d/mongoclimatXXXX <text:span text:style-name="T1">от рута</text:span></text:p>
      <text:p text:style-name="P2"/>
      <text:p text:style-name="P4">5. Зайти в консоль шарда и запустить команду rs.initiate()</text:p>
      <text:p text:style-name="P2"/>
      <text:p text:style-name="P2"><text:span text:style-name="T2">6</text:span>. Зайти в консоль маршрутного сервера и выполнить указания из инструкции по настрйке для добавления нового шарда и задания новой зон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16:56:37.667502220</meta:creation-date>
    <dc:date>2018-10-30T12:59:45.867909100</dc:date>
    <meta:editing-duration>PT38M25S</meta:editing-duration>
    <meta:editing-cycles>3</meta:editing-cycles>
    <meta:generator>LibreOffice/6.1.2.1$Linux_X86_64 LibreOffice_project/10$Build-1</meta:generator>
    <meta:document-statistic meta:table-count="0" meta:image-count="0" meta:object-count="0" meta:page-count="1" meta:paragraph-count="7" meta:word-count="83" meta:character-count="622" meta:non-whitespace-character-count="545"/>
  </office:meta>
</office:document-meta>
</file>